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ac4" officeooo:paragraph-rsid="001e1ac4"/>
    </style:style>
    <style:style style:name="T1" style:family="text">
      <style:text-properties officeooo:rsid="001e1ac4"/>
    </style:style>
    <style:style style:name="T2" style:family="text">
      <style:text-properties style:text-underline-style="solid" style:text-underline-width="auto" style:text-underline-color="font-color" officeooo:rsid="001e1ac4"/>
    </style:style>
    <style:style style:name="T3" style:family="text">
      <style:text-properties style:text-underline-style="solid" style:text-underline-width="auto" style:text-underline-color="font-color" fo:font-weight="bold" officeooo:rsid="001e1ac4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1ac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MMC BOOTING LOGS</text:span></text:p>
      <text:p text:style-name="Standard"><text:span text:style-name="T6"/></text:p>
      <text:p text:style-name="P1"><text:span text:style-name="T5">U-Boot SPL 2018.09-00002-g0b54a51eee (Sep 10 2018 - 19:41:39 -0500)</text:span></text:p>
      <text:p text:style-name="P1"><text:span text:style-name="T5">Trying to boot from MMC2</text:span></text:p>
      <text:p text:style-name="P1"><text:span text:style-name="T5">Loading Environment from EXT4... Card did not respond to voltage select!</text:span></text:p>
      <text:p text:style-name="P1"><text:span text:style-name="T5"/></text:p>
      <text:p text:style-name="P1"><text:span text:style-name="T5"/></text:p>
      <text:p text:style-name="P1"><text:span text:style-name="T5">U-Boot 2018.09-00002-g0b54a51eee (Sep 10 2018 - 19:41:39 -0500), Build: jenkins-github_Bootloader-Builder-65</text:span></text:p>
      <text:p text:style-name="P1"><text:span text:style-name="T5"><text:s text:c="87"/></text:span></text:p>
      <text:p text:style-name="P1"><text:span text:style-name="T5">CPU <text:s/>: AM335X-GP rev 2.1 <text:s text:c="62"/></text:span></text:p>
      <text:p text:style-name="P1"><text:span text:style-name="T5">I2C: <text:s text:c="2"/>ready <text:s text:c="74"/></text:span></text:p>
      <text:p text:style-name="P1"><text:span text:style-name="T5">DRAM: <text:s/>512 MiB <text:s text:c="72"/></text:span></text:p>
      <text:p text:style-name="P1"><text:span text:style-name="T5">No match for driver 'omap_hsmmc' <text:s text:c="54"/></text:span></text:p>
      <text:p text:style-name="P1"><text:span text:style-name="T5">No match for driver 'omap_hsmmc'</text:span></text:p>
      <text:p text:style-name="P1"><text:span text:style-name="T5">Some drivers were not found</text:span></text:p>
      <text:p text:style-name="P1"><text:span text:style-name="T5">Reset Source: Power-on reset has occurred.</text:span></text:p>
      <text:p text:style-name="P1"><text:span text:style-name="T5">RTC 32KCLK Source: External.</text:span></text:p>
      <text:p text:style-name="P1"><text:span text:style-name="T5">MMC: <text:s text:c="2"/>OMAP SD/MMC: 0, OMAP SD/MMC: 1</text:span></text:p>
      <text:p text:style-name="P1"><text:span text:style-name="T5">Loading Environment from EXT4... Card did not respond to voltage select!</text:span></text:p>
      <text:p text:style-name="P1"><text:span text:style-name="T5">Board: BeagleBone Black</text:span></text:p>
      <text:p text:style-name="P1"><text:span text:style-name="T5">&lt;ethaddr&gt; not set. Validating first E-fuse MAC</text:span></text:p>
      <text:p text:style-name="P1"><text:span text:style-name="T5">BeagleBone Black:</text:span></text:p>
      <text:p text:style-name="P1"><text:span text:style-name="T5">BeagleBone: cape eeprom: i2c_probe: 0x54:</text:span></text:p>
      <text:p text:style-name="P1"><text:span text:style-name="T5">BeagleBone: cape eeprom: i2c_probe: 0x55:</text:span></text:p>
      <text:p text:style-name="P1"><text:span text:style-name="T5">BeagleBone: cape eeprom: i2c_probe: 0x56:</text:span></text:p>
      <text:p text:style-name="P1"><text:span text:style-name="T5">BeagleBone: cape eeprom: i2c_probe: 0x57:</text:span></text:p>
      <text:p text:style-name="P1"><text:span text:style-name="T5">Net: <text:s text:c="2"/>eth0: MII MODE</text:span></text:p>
      <text:p text:style-name="P1"><text:span text:style-name="T5">cpsw, usb_ether</text:span></text:p>
      <text:p text:style-name="P1"><text:span text:style-name="T5">Press SPACE to abort autoboot in 2 seconds</text:span></text:p>
      <text:p text:style-name="P1"><text:span text:style-name="T5">board_name=[A335BNLT] ...</text:span></text:p>
      <text:p text:style-name="P1"><text:span text:style-name="T5">board_rev=[00C0] ...</text:span></text:p>
      <text:p text:style-name="P1"><text:span text:style-name="T5">Card did not respond to voltage select!</text:span></text:p>
      <text:p text:style-name="P1"><text:span text:style-name="T5">Card did not respond to voltage select!</text:span></text:p>
      <text:p text:style-name="P1"><text:span text:style-name="T5">Card did not respond to voltage select!</text:span></text:p>
      <text:p text:style-name="P1"><text:span text:style-name="T5">gpio: pin 56 (gpio 56) value is 0</text:span></text:p>
      <text:p text:style-name="P1"><text:span text:style-name="T5">gpio: pin 55 (gpio 55) value is 0</text:span></text:p>
      <text:p text:style-name="P1"><text:span text:style-name="T5">gpio: pin 54 (gpio 54) value is 0</text:span></text:p>
      <text:p text:style-name="P1"><text:span text:style-name="T5">gpio: pin 53 (gpio 53) value is 1</text:span></text:p>
      <text:p text:style-name="P1"><text:span text:style-name="T5">Card did not respond to voltage select!</text:span></text:p>
      <text:p text:style-name="P1"><text:span text:style-name="T5">Card did not respond to voltage select!</text:span></text:p>
      <text:p text:style-name="P1"><text:span text:style-name="T5">switch to partitions #0, OK</text:span></text:p>
      <text:p text:style-name="P1"><text:span text:style-name="T5">mmc1(part 0) is current device</text:span></text:p>
      <text:p text:style-name="P1"><text:span text:style-name="T5">Scanning mmc 1:1...</text:span></text:p>
      <text:p text:style-name="P1"><text:span text:style-name="T5">gpio: pin 56 (gpio 56) value is 0</text:span></text:p>
      <text:p text:style-name="P1"><text:span text:style-name="T5">gpio: pin 55 (gpio 55) value is 0</text:span></text:p>
      <text:p text:style-name="P1"><text:span text:style-name="T5">gpio: pin 54 (gpio 54) value is 0</text:span></text:p>
      <text:p text:style-name="P1"><text:span text:style-name="T5">gpio: pin 53 (gpio 53) value is 1</text:span></text:p>
      <text:p text:style-name="P1"><text:span text:style-name="T5">switch to partitions #0, OK</text:span></text:p>
      <text:p text:style-name="P1"><text:span text:style-name="T5">mmc1(part 0) is current device</text:span></text:p>
      <text:p text:style-name="P1"><text:span text:style-name="T5">gpio: pin 54 (gpio 54) value is 1</text:span></text:p>
      <text:p text:style-name="P1"><text:span text:style-name="T5">Checking for: /uEnv.txt ...</text:span></text:p>
      <text:p text:style-name="P1"><text:soft-page-break/><text:span text:style-name="T5">Checking for: /boot.scr ...</text:span></text:p>
      <text:p text:style-name="P1"><text:span text:style-name="T5">Checking for: /boot/boot.scr ...</text:span></text:p>
      <text:p text:style-name="P1"><text:span text:style-name="T5">Checking for: /boot/uEnv.txt ...</text:span></text:p>
      <text:p text:style-name="P1"><text:span text:style-name="T5">gpio: pin 55 (gpio 55) value is 1</text:span></text:p>
      <text:p text:style-name="P1"><text:span text:style-name="T5">2099 bytes read in 6 ms (340.8 KiB/s)</text:span></text:p>
      <text:p text:style-name="P1"><text:span text:style-name="T5">Loaded environment from /boot/uEnv.txt</text:span></text:p>
      <text:p text:style-name="P1"><text:span text:style-name="T5">Checking if uname_r is set in /boot/uEnv.txt...</text:span></text:p>
      <text:p text:style-name="P1"><text:span text:style-name="T5">gpio: pin 56 (gpio 56) value is 1</text:span></text:p>
      <text:p text:style-name="P1"><text:span text:style-name="T5">Running uname_boot ...</text:span></text:p>
      <text:p text:style-name="P1"><text:span text:style-name="T5">loading /boot/vmlinuz-4.14.71-ti-r80 ...</text:span></text:p>
      <text:p text:style-name="P1"><text:span text:style-name="T5">10416640 bytes read in 663 ms (15 MiB/s)</text:span></text:p>
      <text:p text:style-name="P1"><text:span text:style-name="T5">debug: [enable_uboot_overlays=1] ...</text:span></text:p>
      <text:p text:style-name="P1"><text:span text:style-name="T5">debug: [enable_uboot_cape_universal=1] ...</text:span></text:p>
      <text:p text:style-name="P1"><text:span text:style-name="T5">debug: [uboot_base_dtb_univ=am335x-boneblack-uboot-univ.dtb] ...</text:span></text:p>
      <text:p text:style-name="P1"><text:span text:style-name="T5">uboot_overlays: [uboot_base_dtb=am335x-boneblack-uboot-univ.dtb] ...</text:span></text:p>
      <text:p text:style-name="P1"><text:span text:style-name="T5">uboot_overlays: Switching too: dtb=am335x-boneblack-uboot-univ.dtb ...</text:span></text:p>
      <text:p text:style-name="P1"><text:span text:style-name="T5">loading /boot/dtbs/4.14.71-ti-r80/am335x-boneblack-uboot-univ.dtb ...</text:span></text:p>
      <text:p text:style-name="P1"><text:span text:style-name="T5">161723 bytes read in 24 ms (6.4 MiB/s)</text:span></text:p>
      <text:p text:style-name="P1"><text:span text:style-name="T5">uboot_overlays: [fdt_buffer=0x60000] ...</text:span></text:p>
      <text:p text:style-name="P1"><text:span text:style-name="T5">uboot_overlays: loading /lib/firmware/BB-BONE-eMMC1-01-00A0.dtbo ...</text:span></text:p>
      <text:p text:style-name="P1"><text:span text:style-name="T5">1440 bytes read in 142 ms (9.8 KiB/s)</text:span></text:p>
      <text:p text:style-name="P1"><text:span text:style-name="T5">uboot_overlays: loading /lib/firmware/BB-HDMI-TDA998x-00A0.dtbo ...</text:span></text:p>
      <text:p text:style-name="P1"><text:span text:style-name="T5">5127 bytes read in 145 ms (34.2 KiB/s)</text:span></text:p>
      <text:p text:style-name="P1"><text:span text:style-name="T5">uboot_overlays: loading /lib/firmware/BB-ADC-00A0.dtbo ...</text:span></text:p>
      <text:p text:style-name="P1"><text:span text:style-name="T5">711 bytes read in 16 ms (43 KiB/s)</text:span></text:p>
      <text:p text:style-name="P1"><text:span text:style-name="T5">uboot_overlays: loading /lib/firmware/AM335X-PRU-RPROC-4-14-TI-00A0.dtbo ...</text:span></text:p>
      <text:p text:style-name="P1"><text:span text:style-name="T5">3513 bytes read in 107 ms (31.3 KiB/s)</text:span></text:p>
      <text:p text:style-name="P1"><text:span text:style-name="T5">loading /boot/initrd.img-4.14.71-ti-r80 ...</text:span></text:p>
      <text:p text:style-name="P1"><text:span text:style-name="T5">4530240 bytes read in 292 ms (14.8 MiB/s)</text:span></text:p>
      <text:p text:style-name="P1"><text:span text:style-name="T5">debug: [console=ttyO0,115200n8 bone_capemgr.uboot_capemgr_enabled=1 root=/dev/mmcblk1p1 ro rootfstype=ext4 rootwait coherent_pool=1M net.ifnam.</text:span></text:p>
      <text:p text:style-name="P1"><text:span text:style-name="T5">debug: [bootz 0x82000000 0x88080000:452040 88000000] ...</text:span></text:p>
      <text:p text:style-name="P1"><text:span text:style-name="T5">## Flattened Device Tree blob at 88000000</text:span></text:p>
      <text:p text:style-name="P1"><text:span text:style-name="T5"><text:s text:c="3"/>Booting using the fdt blob at 0x88000000</text:span></text:p>
      <text:p text:style-name="P1"><text:span text:style-name="T5"><text:s text:c="3"/>Loading Ramdisk to 8fbad000, end 8ffff040 ... OK</text:span></text:p>
      <text:p text:style-name="P1"><text:span text:style-name="T5"><text:s text:c="3"/>reserving fdt memory region: addr=88000000 size=89000</text:span></text:p>
      <text:p text:style-name="P1"><text:span text:style-name="T5"><text:s text:c="3"/>Loading Device Tree to 8fb21000, end 8fbacfff ... OK</text:span></text:p>
      <text:p text:style-name="P1"><text:span text:style-name="T5"/></text:p>
      <text:p text:style-name="P1"><text:span text:style-name="T5">Starting kernel ...</text:span></text:p>
      <text:p text:style-name="P1"><text:span text:style-name="T5"/></text:p>
      <text:p text:style-name="P1"><text:span text:style-name="T5">[ <text:s text:c="3"/>0.002113] timer_probe: no matching timers found</text:span></text:p>
      <text:p text:style-name="P1"><text:span text:style-name="T5">[ <text:s text:c="3"/>1.125754] wkup_m3_ipc 44e11324.wkup_m3_ipc: could not get rproc handle</text:span></text:p>
      <text:p text:style-name="P1"><text:span text:style-name="T5">[ <text:s text:c="3"/>1.422047] omap_voltage_late_init: Voltage driver support not added</text:span></text:p>
      <text:p text:style-name="P1"><text:span text:style-name="T5">[ <text:s text:c="3"/>1.429191] PM: Cannot get wkup_m3_ipc handle</text:span></text:p>
      <text:p text:style-name="P1"><text:span text:style-name="T5">[ <text:s text:c="3"/>1.628561] hdmi-audio-codec hdmi-audio-codec.0.auto: ASoC: no source widget found for Playback</text:span></text:p>
      <text:p text:style-name="P1"><text:span text:style-name="T5">[ <text:s text:c="3"/>1.637529] hdmi-audio-codec hdmi-audio-codec.0.auto: ASoC: Failed to add route Playback -&gt; direct -&gt; TX</text:span></text:p>
      <text:p text:style-name="P1"><text:span text:style-name="T5"><text:s text:c="2"/></text:span></text:p>
      <text:p text:style-name="P1"><text:span text:style-name="T5">Debian GNU/Linux 9 beaglebone ttyS0</text:span></text:p>
      <text:p text:style-name="P1"><text:span text:style-name="T5"/></text:p>
      <text:p text:style-name="P1"><text:span text:style-name="T5">BeagleBoard.org Debian Image 2018-10-07</text:span></text:p>
      <text:p text:style-name="P1"><text:soft-page-break/><text:span text:style-name="T5"/></text:p>
      <text:p text:style-name="P1"><text:span text:style-name="T5">Support/FAQ: http://elinux.org/Beagleboard:BeagleBoneBlack_Debian</text:span></text:p>
      <text:p text:style-name="P1"><text:span text:style-name="T5"/></text:p>
      <text:p text:style-name="P1"><text:span text:style-name="T5">default username:password is [debian:temppwd]</text:span></text:p>
      <text:p text:style-name="P1"><text:span text:style-name="T5"/></text:p>
      <text:p text:style-name="P1"><text:span text:style-name="T5">beaglebone login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16:14.489177631</meta:creation-date>
    <dc:date>2019-05-07T18:28:04.590563309</dc:date>
    <meta:editing-duration>PT7H1M40S</meta:editing-duration>
    <meta:editing-cycles>1</meta:editing-cycles>
    <meta:document-statistic meta:table-count="0" meta:image-count="0" meta:object-count="0" meta:page-count="3" meta:paragraph-count="97" meta:word-count="554" meta:character-count="4415" meta:non-whitespace-character-count="3559"/>
    <meta:generator>LibreOffice/5.1.6.2$Linux_X86_64 LibreOffice_project/10m0$Build-2</meta:generator>
  </office:meta>
</office:document-meta>
</file>